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8D0000005EF6DA12017891606E.png" manifest:media-type="image/png"/>
  <manifest:file-entry manifest:full-path="Pictures/10000001000000A800000072A58264660B1DB29F.png" manifest:media-type="image/png"/>
  <manifest:file-entry manifest:full-path="Pictures/10000000000001820000008C3EB50D1656BA85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  <style:text-properties style:font-name="Arial" fo:font-weight="bold" style:font-name-asian="Arial1" style:font-weight-asian="bold" style:font-name-complex="Arial1"/>
    </style:style>
    <style:style style:name="P2" style:family="paragraph" style:parent-style-name="LO-normal" style:master-page-name="First_20_Page">
      <style:paragraph-properties fo:margin-left="0cm" fo:margin-right="0.009cm" fo:line-height="150%" fo:text-align="center" style:justify-single-word="false" fo:text-indent="0cm" style:auto-text-indent="false" style:page-number="1"/>
      <style:text-properties style:font-name="Arial" fo:font-weight="bold" officeooo:paragraph-rsid="0003b817" style:font-name-asian="Arial1" style:font-weight-asian="bold" style:font-name-complex="Arial1"/>
    </style:style>
    <style:style style:name="P3" style:family="paragraph" style:parent-style-name="LO-normal">
      <style:paragraph-properties fo:margin-left="-0.002cm" fo:margin-right="0cm" fo:line-height="150%" fo:text-align="center" style:justify-single-word="false" fo:text-indent="0cm" style:auto-text-indent="false"/>
      <style:text-properties style:font-name="Arial" fo:font-weight="bold" officeooo:paragraph-rsid="0003b817" style:font-name-asian="Arial1" style:font-weight-asian="bold" style:font-name-complex="Arial1"/>
    </style:style>
    <style:style style:name="P4" style:family="paragraph" style:parent-style-name="LO-normal">
      <style:paragraph-properties fo:margin-left="-0.002cm" fo:margin-right="0.009cm" fo:line-height="150%" fo:text-indent="0cm" style:auto-text-indent="false"/>
      <style:text-properties style:font-name="Arial" fo:font-weight="bold" officeooo:paragraph-rsid="0003b817" style:font-name-asian="Arial1" style:font-weight-asian="bold" style:font-name-complex="Arial1"/>
    </style:style>
    <style:style style:name="P5" style:family="paragraph" style:parent-style-name="LO-normal">
      <style:paragraph-properties fo:margin-left="0cm" fo:margin-right="0.009cm" fo:text-align="center" style:justify-single-word="false" fo:text-indent="0cm" style:auto-text-indent="false"/>
      <style:text-properties style:font-name="Arial" fo:font-weight="bold" style:font-name-asian="Arial1" style:font-weight-asian="bold" style:font-name-complex="Arial1"/>
    </style:style>
    <style:style style:name="P6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  <style:text-properties style:font-name="Arial" fo:font-weight="bold" officeooo:paragraph-rsid="0003b817" fo:background-color="#faf9f8" style:font-name-asian="Arial1" style:font-weight-asian="bold" style:font-name-complex="Arial1"/>
    </style:style>
    <style:style style:name="P7" style:family="paragraph" style:parent-style-name="LO-normal">
      <style:paragraph-properties fo:margin-left="0cm" fo:margin-right="0.009cm" fo:line-height="150%" fo:text-indent="0cm" style:auto-text-indent="false"/>
      <style:text-properties style:font-name="Arial" fo:font-weight="bold" officeooo:paragraph-rsid="0003b817" fo:background-color="#faf9f8" style:font-name-asian="Arial1" style:font-weight-asian="bold" style:font-name-complex="Arial1"/>
    </style:style>
    <style:style style:name="P8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</style:style>
    <style:style style:name="P9" style:family="paragraph" style:parent-style-name="LO-normal">
      <style:paragraph-properties fo:margin-left="-0.002cm" fo:margin-right="0.009cm" fo:line-height="150%" fo:text-indent="0cm" style:auto-text-indent="false"/>
      <style:text-properties officeooo:paragraph-rsid="0003b817"/>
    </style:style>
    <style:style style:name="P10" style:family="paragraph" style:parent-style-name="LO-normal">
      <style:paragraph-properties fo:margin-left="0cm" fo:margin-right="0.009cm" fo:text-align="center" style:justify-single-word="false" fo:text-indent="0cm" style:auto-text-indent="false"/>
    </style:style>
    <style:style style:name="P11" style:family="paragraph" style:parent-style-name="Standard">
      <style:text-properties officeooo:paragraph-rsid="00004bd0"/>
    </style:style>
    <style:style style:name="P12" style:family="paragraph" style:parent-style-name="Standard">
      <style:text-properties officeooo:rsid="0002ba20" officeooo:paragraph-rsid="0002ba20"/>
    </style:style>
    <style:style style:name="P13" style:family="paragraph" style:parent-style-name="Standard">
      <style:text-properties officeooo:paragraph-rsid="0002ba20"/>
    </style:style>
    <style:style style:name="P14" style:family="paragraph" style:parent-style-name="Standard">
      <style:text-properties officeooo:paragraph-rsid="0003834b"/>
    </style:style>
    <style:style style:name="P15" style:family="paragraph" style:parent-style-name="Standard">
      <style:text-properties officeooo:paragraph-rsid="0003b817"/>
    </style:style>
    <style:style style:name="P16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2d80"/>
    </style:style>
    <style:style style:name="T3" style:family="text">
      <style:text-properties officeooo:rsid="0002ba20"/>
    </style:style>
    <style:style style:name="T4" style:family="text">
      <style:text-properties officeooo:rsid="0003834b"/>
    </style:style>
    <style:style style:name="T5" style:family="text">
      <style:text-properties style:font-name="Arial" fo:font-weight="bold" style:font-name-asian="Arial1" style:font-weight-asian="bold" style:font-name-complex="Arial1"/>
    </style:style>
    <style:style style:name="T6" style:family="text">
      <style:text-properties style:font-name="Arial" style:font-name-asian="Arial1" style:font-name-complex="Arial1"/>
    </style:style>
    <style:style style:name="T7" style:family="text">
      <style:text-properties officeooo:rsid="0013fb0d"/>
    </style:style>
    <style:style style:name="T8" style:family="text">
      <style:text-properties style:use-window-font-color="true" loext:opacity="0%" fo:font-size="12pt" fo:language="pt" fo:country="BR" officeooo:rsid="0013fb0d" style:letter-kerning="false" style:font-size-asian="12pt" style:language-asian="zh" style:country-asian="CN" style:font-size-complex="12pt" style:language-complex="hi" style:country-complex="IN"/>
    </style:style>
    <style:style style:name="T9" style:family="text">
      <style:text-properties style:use-window-font-color="true" loext:opacity="0%" fo:font-size="12pt" fo:language="pt" fo:country="BR" officeooo:rsid="0003b817" style:letter-kerning="false" style:font-size-asian="12pt" style:language-asian="zh" style:country-asian="CN" style:font-size-complex="12pt" style:language-complex="hi" style:country-complex="IN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5.993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so Tecnológico Superior em Desenvolvimento de Software Multiplataforma</text:p>
      <text:p text:style-name="P3">DR. THOMAZ NOVELINO</text:p>
      <text:p text:style-name="P6"/>
      <text:p text:style-name="P7"><text:span text:style-name="T9">4ª SPRINT – S.M.A.R.T.</text:span><text:span text:style-name="T8"> </text:span>- 3° SEMESTRE</text:p>
      <text:p text:style-name="P7"/>
      <text:p text:style-name="P4"><text:span text:style-name="T7">Equipe: </text:span>Discentes </text:p>
      <text:p text:style-name="P4">Denys Ferreira Malta <text:tab/><text:tab/><text:tab/>R.A.109.139.222.3038</text:p>
      <text:p text:style-name="P4">Henrique de Fraia Paschoal <text:tab/><text:tab/>R.A. 109.139.222.3004</text:p>
      <text:p text:style-name="P9"><text:span text:style-name="T5">Samuel Luiz Martins dos Santos</text:span><text:span text:style-name="T6"> <text:tab/></text:span><text:span text:style-name="T5">R.A. 109.139.222.3033</text:span></text:p>
      <text:p text:style-name="P4"><text:span text:style-name="T5">Victor Hugo Moro <text:tab/><text:tab/><text:tab/><text:tab/>R.A. 109.139.222.3018</text:span></text:p>
      <text:h text:style-name="Heading_20_1" text:outline-level="1">S.M.A.R.T.</text:h>
      <text:p text:style-name="P11"><text:span text:style-name="T1">Specific (Específico): </text:span>A meta deve ser clara e específica, evitando ambiguidades e fornecendo detalhes sobre o que precisa ser alcançado.</text:p>
      <text:p text:style-name="Standard"><text:span text:style-name="T1">Measurable (Mensurável):</text:span> A meta deve ser mensurável, permitindo que seu progresso seja quantificado e avaliado. Isso envolve a definição de critérios tangíveis para medir o sucesso.</text:p>
      <text:p text:style-name="Standard"><text:span text:style-name="T1">Achievable (Alcançável): </text:span>A meta deve ser alcançável e realista, considerando os recursos disponíveis e as circunstâncias envolventes. Evita a definição de objetivos impossíveis de serem atingidos.</text:p>
      <text:p text:style-name="Standard"><text:span text:style-name="T1">Relevant (Relevante): </text:span>A meta deve ser relevante e alinhada aos objetivos gerais e estratégias mais amplas da organização ou projeto. Deve contribuir significativamente para o sucesso geral.</text:p>
      <text:p text:style-name="Standard"><text:span text:style-name="T1">Time-bound (Temporizável): </text:span>A meta deve ter um prazo definido, estabelecendo um limite de tempo para alcançar o objetivo. Isso cria um senso de urgência e ajuda na gestão do tempo.</text:p>
      <text:p text:style-name="P12">Sprint1 02/09 Sprint 01</text:p>
      <text:p text:style-name="P12">Sprint2 01/10 Sprint 02</text:p>
      <text:p text:style-name="P12">Sprint3 21/10 Sprint 03</text:p>
      <text:p text:style-name="P12">Sprint4 25/11 Sprint 04</text:p>
      <text:p text:style-name="Standard"><text:s text:c="6"/></text:p>
      <text:h text:style-name="Heading_20_4" text:outline-level="4">1. Criar readme Front-end:</text:h>
      <text:p text:style-name="Standard"><text:span text:style-name="T1">Specific:</text:span> Elaborar um documento README detalhado para o front-end, descrevendo as instruções de instalação, configuração e utilização do ambiente de desenvolvimento.</text:p>
      <text:p text:style-name="Standard"><text:span text:style-name="T1">Measurable: </text:span>O README conterá informações específicas <text:span text:style-name="T2">como</text:span> comandos de instalação e exemplos claros de uso.</text:p>
      <text:p text:style-name="Standard"><text:span text:style-name="T1">Achievable:</text:span> Esta tarefa é realizável, pois depende da documentação dos componentes front-end j<text:span text:style-name="T4">a serem </text:span>implementados.</text:p>
      <text:p text:style-name="Standard"><text:span text:style-name="T1">Relevant: </text:span>Essencial para garantir que os desenvolvedores possam compreender e contribuir eficientemente para o front-end.</text:p>
      <text:p text:style-name="P13"><text:span text:style-name="T1">Time-bound:</text:span> Concluído até <text:span text:style-name="T3">02/09 Sprint 01</text:span>, antes do início da fase de testes.</text:p>
      <text:p text:style-name="Standard"/>
      <text:h text:style-name="Heading_20_4" text:outline-level="4"><text:soft-page-break/>2. Criar readme Docs:</text:h>
      <text:p text:style-name="Standard"><text:span text:style-name="T1">Specific: </text:span>Produzir uma documentação README abrangente para as operações e requisitos técnicos gerais d<text:span text:style-name="T3">a documentação e gerência</text:span>.</text:p>
      <text:p text:style-name="Standard"><text:span text:style-name="T1">Measurable:</text:span> A documentação será considerada completa quando abordar todos os aspectos relevantes d<text:span text:style-name="T3">a organização, controle e cronograma</text:span>.</text:p>
      <text:p text:style-name="Standard"><text:span text:style-name="T1">Achievable: </text:span>Factível ao consolidar informações de diferentes partes do projeto e revisar a documentação existente.</text:p>
      <text:p text:style-name="Standard"><text:span text:style-name="T1">Relevant: </text:span>Essencial para fornecer uma referência unificada e compreensível para todos os envolvidos no projeto.</text:p>
      <text:p text:style-name="P13"><text:span text:style-name="T1">Time-bound:</text:span> Finalizado até <text:span text:style-name="T3">02/09 Sprint 01</text:span>, antes do início da fase de implementação.</text:p>
      <text:p text:style-name="Standard"/>
      <text:h text:style-name="Heading_20_4" text:outline-level="4">3. Criar Identidade Visual:</text:h>
      <text:p text:style-name="Standard"><text:span text:style-name="T1">Specific:</text:span> Desenvolver uma identidade visual consistente, incluindo paleta de cores, tipografia, e elementos gráficos que representem a marca do projeto.</text:p>
      <text:p text:style-name="Standard"><text:span text:style-name="T1">Measurable: </text:span>A identidade visual será considerada completa quando todos os elementos estiverem definidos e alinhados com os objetivos do projeto.</text:p>
      <text:p text:style-name="Standard"><text:span text:style-name="T1">Achievable: </text:span>Realizável ao colaborar com designers e garantir feedback contínuo para atender às expectativas.</text:p>
      <text:p text:style-name="Standard"><text:span text:style-name="T1">Relevant:</text:span> Fundamental para criar uma experiência de usuário coesa e reconhecível.</text:p>
      <text:p text:style-name="P13"><text:span text:style-name="T1">Time-bound:</text:span> Concluído até <text:span text:style-name="T3">01/10 Sprint 02</text:span>, antes do início da fase de design.</text:p>
      <text:p text:style-name="Standard"/>
      <text:h text:style-name="Heading_20_4" text:outline-level="4">4. Criar readme Banco de Dados:</text:h>
      <text:p text:style-name="Standard"><text:span text:style-name="T1">Specific: </text:span>Produzir um README específico para o banco de dados, descrevendo sua estrutura, tabelas, relações e instruções para configuração.</text:p>
      <text:p text:style-name="Standard"><text:span text:style-name="T1">Measurable: </text:span>O README deverá ser completo, cobrindo todos os aspectos relevantes do banco de dados.</text:p>
      <text:p text:style-name="Standard"><text:span text:style-name="T1">Achievable:</text:span> Factível ao documentar as informações conforme o desenvolvimento do banco de dados avança.</text:p>
      <text:p text:style-name="Standard"><text:span text:style-name="T1">Relevant:</text:span> Essencial para que os desenvolvedores compreendam e interajam eficientemente com o banco de dados.</text:p>
      <text:p text:style-name="P13"><text:span text:style-name="T1">Time-bound:</text:span> Finalizado até <text:span text:style-name="T3">02/09 Sprint 01</text:span>, antes do início da fase de implementação.</text:p>
      <text:p text:style-name="Standard"/>
      <text:h text:style-name="Heading_20_4" text:outline-level="4">5. Criar repositório:</text:h>
      <text:p text:style-name="Standard"><text:span text:style-name="T1">Specific: </text:span>Estabelecer um repositório centralizado no Git <text:span text:style-name="T3">e Github</text:span> para o projeto.</text:p>
      <text:p text:style-name="Standard"><text:span text:style-name="T1">Measurable: </text:span>O repositório será considerado completo quando todas as partes relevantes do projeto estiverem presentes e organizadas.</text:p>
      <text:p text:style-name="Standard"><text:span text:style-name="T1">Achievable: </text:span>Realizável ao seguir as melhores práticas de organização de projetos no Git <text:span text:style-name="T3">e Github</text:span>.</text:p>
      <text:p text:style-name="Standard"><text:span text:style-name="T1">Relevant:</text:span> Essencial para um versionamento eficiente e colaborativo.</text:p>
      <text:p text:style-name="P13"><text:span text:style-name="T1">Time-bound: </text:span>Concluído até <text:span text:style-name="T3">02/09 Sprint 01</text:span> antes do início da fase de implementação.</text:p>
      <text:p text:style-name="Standard"/>
      <text:h text:style-name="Heading_20_4" text:outline-level="4">6. Criar readme Backend:</text:h>
      <text:p text:style-name="Standard"><text:span text:style-name="T1">Specific:</text:span> Elaborar um documento README detalhado para o backend, descrevendo as instruções de instalação, configuração e utilização do ambiente de desenvolvimento.</text:p>
      <text:p text:style-name="Standard"><text:span text:style-name="T1">Measurable: </text:span>O README conterá informações específicas <text:span text:style-name="T3">como</text:span> comandos de instalação e exemplos claros de uso.</text:p>
      <text:p text:style-name="Standard"><text:span text:style-name="T1">Achievable:</text:span> Esta tarefa é realizável, pois depende da documentação dos componentes backend <text:span text:style-name="T4">a serem</text:span> implementados.</text:p>
      <text:p text:style-name="Standard"><text:soft-page-break/><text:span text:style-name="T1">Relevant:</text:span> Essencial para garantir que os desenvolvedores possam compreender e contribuir eficientemente para o backend.</text:p>
      <text:p text:style-name="P13"><text:span text:style-name="T1">Time-bound: </text:span>Concluído até <text:span text:style-name="T3">02/09 Sprint 01</text:span>, antes do início da fase de testes.</text:p>
      <text:p text:style-name="Standard"/>
      <text:h text:style-name="Heading_20_4" text:outline-level="4">7. Criar Readme principal:</text:h>
      <text:p text:style-name="Standard"><text:span text:style-name="T1">Specific:</text:span> Consolidar todos os <text:span text:style-name="T4">links dos</text:span> READMEs específicos em um documento principal, fornecendo uma visão global do projeto.</text:p>
      <text:p text:style-name="Standard"><text:span text:style-name="T1">Measurable:</text:span> O README principal será considerado completo quando todas as partes relevantes estiverem integradas e coesas.</text:p>
      <text:p text:style-name="Standard"><text:span text:style-name="T1">Achievable: </text:span>Factível ao revisar e consolidar as informações dos documentos específicos.</text:p>
      <text:p text:style-name="Standard"><text:span text:style-name="T1">Relevant: </text:span>Fundamental para proporcionar uma visão unificada e acessível do projeto.</text:p>
      <text:p text:style-name="P14"><text:span text:style-name="T1">Time-bound:</text:span> Concluído até <text:span text:style-name="T3">02/09 Sprint 01</text:span>, antes do início da fase de implementação.</text:p>
      <text:p text:style-name="Standard"/>
      <text:h text:style-name="Heading_20_4" text:outline-level="4">8. Desenvolver Wire-frame:</text:h>
      <text:p text:style-name="Standard"><text:span text:style-name="T1">Specific: </text:span>Produzir wireframes detalhados para representar visualmente a estrutura e layout do aplicativo.</text:p>
      <text:p text:style-name="Standard"><text:span text:style-name="T1">Measurable: </text:span>A tarefa será considerada completa quando todos os elementos-chave do aplicativo estiverem representados nos wireframes.</text:p>
      <text:p text:style-name="Standard"><text:span text:style-name="T1">Achievable:</text:span> Realizável ao trabalhar em conjunto com designers e validar as representações visuais.</text:p>
      <text:p text:style-name="Standard"><text:span text:style-name="T1">Relevant:</text:span> Fundamental para estabelecer a estrutura e a usabilidade do aplicativo.</text:p>
      <text:p text:style-name="P14"><text:span text:style-name="T1">Time-bound: </text:span>Finalizado até <text:span text:style-name="T3">01/10 Sprint 02</text:span>, antes do início da fase de design.</text:p>
      <text:p text:style-name="Standard"/>
      <text:h text:style-name="Heading_20_4" text:outline-level="4">9. Desenvolver rotas API:</text:h>
      <text:p text:style-name="Standard"><text:span text:style-name="T1">Specific: </text:span>Implementar as rotas da API conforme definidas nos requisitos do projeto.</text:p>
      <text:p text:style-name="Standard"><text:span text:style-name="T1">Measurable: </text:span>A implementação será considerada completa quando todas as rotas estiverem funcionalmente operacionais e alinhadas com a lógica do aplicativo.</text:p>
      <text:p text:style-name="Standard"><text:span text:style-name="T1">Achievable: </text:span>Factível ao seguir os padrões de desenvolvimento e as melhores práticas para API RESTful.</text:p>
      <text:p text:style-name="Standard"><text:span text:style-name="T1">Relevant: </text:span>Essencial para permitir a comunicação eficiente entre o front-end e o back-end.</text:p>
      <text:p text:style-name="P14"><text:span text:style-name="T1">Time-bound:</text:span> Concluído até <text:span text:style-name="T3">21/10 Sprint 03</text:span>, antes do início da fase de implementação.</text:p>
      <text:p text:style-name="Standard"/>
      <text:h text:style-name="Heading_20_4" text:outline-level="4">10. Modelar banco de dados:</text:h>
      <text:p text:style-name="Standard"><text:span text:style-name="T1">Specific:</text:span> Projetar a estrutura do banco de dados com base nos requisitos do projeto.</text:p>
      <text:p text:style-name="Standard"><text:span text:style-name="T1">Measurable:</text:span> O modelo de banco de dados será considerado completo quando todas as tabelas, relações e campos necessários estiverem definidos.</text:p>
      <text:p text:style-name="Standard"><text:span text:style-name="T1">Achievable:</text:span> Realizável ao trabalhar em conjunto com os desenvolvedores de back-end e validar a estrutura do banco de dados.</text:p>
      <text:p text:style-name="Standard"><text:span text:style-name="T1">Relevant: </text:span>Fundamental para garantir a eficiência e consistência no armazenamento de dados.</text:p>
      <text:p text:style-name="P14"><text:span text:style-name="T1">Time-bound:</text:span> Finalizado até <text:span text:style-name="T3">01/10 Sprint 02</text:span>, antes do início da fase de implementação.</text:p>
      <text:p text:style-name="Standard"/>
      <text:h text:style-name="Heading_20_4" text:outline-level="4">11. Desenvolver protótipo Figma:</text:h>
      <text:p text:style-name="Standard"><text:span text:style-name="T1">Specific: </text:span>Criar um protótipo interativo no Figma representando visualmente a interface do aplicativo.</text:p>
      <text:p text:style-name="P11"><text:span text:style-name="T1">Measurable: </text:span>O protótipo será considerado completo quando todas as páginas e interações-chave do aplicativo estiverem representadas de maneira detalhada.</text:p>
      <text:p text:style-name="P11"><text:span text:style-name="T1">Achievable: </text:span>Factível ao utilizar as ferramentas de design adequadas e iterar com base no feedback.</text:p>
      <text:p text:style-name="Standard"><text:span text:style-name="T1">Relevant:</text:span> Essencial para visualizar e testar a experiência do usuário antes da implementação.</text:p>
      <text:p text:style-name="P14"><text:span text:style-name="T1">Time-bound</text:span>: Finalizado até <text:span text:style-name="T3">01/10 Sprint 02 </text:span>, antes do início da fase de design.</text:p>
      <text:p text:style-name="Standard"><text:soft-page-break/></text:p>
      <text:h text:style-name="Heading_20_4" text:outline-level="4">12. Desenvolver página de login:</text:h>
      <text:p text:style-name="Standard"><text:span text:style-name="T1">Specific: </text:span>Implementar a página de login conforme especificado nos requisitos do projeto.</text:p>
      <text:p text:style-name="Standard"><text:span text:style-name="T1">Measurable: </text:span>A tarefa será considerada completa quando a página de login estiver funcional e alinhada com o design proposto.</text:p>
      <text:p text:style-name="Standard"><text:span text:style-name="T1">Achievable:</text:span> Realizável ao seguir as diretrizes de design e integração com as rotas de autenticação do backend.</text:p>
      <text:p text:style-name="Standard"><text:span text:style-name="T1">Relevant:</text:span> Essencial para permitir o acesso seguro aos usuários do aplicativo.</text:p>
      <text:p text:style-name="P14"><text:span text:style-name="T1">Time-bound: </text:span>Concluído até <text:span text:style-name="T3">21/10 Sprint 03</text:span>, antes do início da fase de implementação.</text:p>
      <text:p text:style-name="Standard"/>
      <text:h text:style-name="Heading_20_4" text:outline-level="4">13. Criar Jira:</text:h>
      <text:p text:style-name="Standard"><text:span text:style-name="T1">Specific: </text:span>Estabelecer um projeto no Jira para gerenciar as tarefas, sprints e colaboração da equipe.</text:p>
      <text:p text:style-name="Standard"><text:span text:style-name="T1">Measurable:</text:span> O projeto no Jira será considerado completo quando todas as tarefas estiverem atribuídas, e as sprints estiverem definidas.</text:p>
      <text:p text:style-name="Standard"><text:span text:style-name="T1">Achievable:</text:span> Factível ao configurar o projeto de acordo com as necessidades da equipe.</text:p>
      <text:p text:style-name="Standard"><text:span text:style-name="T1">Relevant: </text:span>Essencial para um gerenciamento eficiente de tarefas e colaboração.</text:p>
      <text:p text:style-name="P14"><text:span text:style-name="T1">Time-bound: </text:span>Concluído até <text:span text:style-name="T3">02/09 Sprint 01</text:span>, antes do início da fase de implementação.</text:p>
      <text:p text:style-name="Standard"/>
      <text:h text:style-name="Heading_20_4" text:outline-level="4">14. Criar página home:</text:h>
      <text:p text:style-name="Standard"><text:span text:style-name="T1">Specific: </text:span>Implementar a página inicial do aplicativo conforme definido nos requisitos do projeto.</text:p>
      <text:p text:style-name="Standard"><text:span text:style-name="T1">Measurable: </text:span>A tarefa será considerada completa quando a página home estiver funcional e visualmente alinhada com o design proposto.</text:p>
      <text:p text:style-name="Standard"><text:span text:style-name="T1">Achievable: </text:span>Realizável ao seguir as diretrizes de design e integrar com as rotas apropriadas no backend.</text:p>
      <text:p text:style-name="Standard"><text:span text:style-name="T1">Relevant: </text:span>Fundamental para criar uma primeira impressão positiva para os usuários do aplicativo.</text:p>
      <text:p text:style-name="P14"><text:span text:style-name="T1">Time-bound:</text:span> Concluído até <text:span text:style-name="T3">01/10 Sprint 02,</text:span> antes do início da fase de implementação.</text:p>
      <text:p text:style-name="Standard"/>
      <text:h text:style-name="Heading_20_4" text:outline-level="4">15. Desenvolver RACI:</text:h>
      <text:p text:style-name="Standard"><text:span text:style-name="T1">Specific: </text:span>Criar uma matriz RACI para definir papéis e responsabilidades na equipe durante o desenvolvimento do projeto.</text:p>
      <text:p text:style-name="Standard"><text:span text:style-name="T1">Measurable: </text:span>A matriz RACI será considerada completa quando todos os papéis estiverem claramente definidos para cada tarefa ou atividade.</text:p>
      <text:p text:style-name="Standard"><text:span text:style-name="T1">Achievable: </text:span>Realizável ao colaborar com a equipe e definir claramente as responsabilidades.</text:p>
      <text:p text:style-name="Standard"><text:span text:style-name="T1">Relevant: </text:span>Essencial para garantir uma distribuição eficiente de responsabilidades e comunicação clara.</text:p>
      <text:p text:style-name="P15"><text:span text:style-name="T1">Time-bound:</text:span> Finalizado até <text:span text:style-name="T3">21/10 Sprint 03</text:span>, antes do início da fase de implementação.</text:p>
      <text:p text:style-name="Standard"/>
      <text:h text:style-name="Heading_20_4" text:outline-level="4">16. Linkar banco de dados com api:</text:h>
      <text:p text:style-name="Standard"><text:span text:style-name="T1">Specific:</text:span> Integrar a camada de backend com o banco de dados, garantindo a persistência e recuperação eficientes dos dados.</text:p>
      <text:p text:style-name="Standard"><text:span text:style-name="T1">Measurable: </text:span>A integração será considerada completa quando as operações CRUD (Create, Read, Update, Delete) estiverem funcionalmente operacionais.</text:p>
      <text:p text:style-name="Standard"><text:span text:style-name="T1">Achievable: </text:span>Factível ao utilizar tecnologias e frameworks adequados para garantir a integração eficiente.</text:p>
      <text:p text:style-name="Standard"><text:span text:style-name="T1">Relevant: </text:span>Essencial para garantir o correto funcionamento das operações no aplicativo.</text:p>
      <text:p text:style-name="P15"><text:span text:style-name="T1">Time-bound: </text:span>Concluído até <text:span text:style-name="T3">25/11 Sprint 04</text:span>, antes do início da fase de implementação.</text:p>
      <text:p text:style-name="Standard"/>
      <text:h text:style-name="Heading_20_4" text:outline-level="4"><text:soft-page-break/>17. Linkar front-end com a API:</text:h>
      <text:p text:style-name="Standard"><text:span text:style-name="T1">Specific: </text:span>Integrar a camada de front-end com a API, garantindo a comunicação eficiente entre o usuário e o backend.</text:p>
      <text:p text:style-name="Standard"><text:span text:style-name="T1">Measurable: </text:span>A integração será considerada completa quando todas as chamadas de API estiverem operacionais e a interface do usuário refletir as atualizações dinâmicas.</text:p>
      <text:p text:style-name="Standard"><text:span text:style-name="T1">Achievable:</text:span> Realizável ao utilizar métodos adequados de integração e teste.</text:p>
      <text:p text:style-name="Standard"><text:span text:style-name="T1">Relevant:</text:span> Essencial para proporcionar uma experiência de usuário interativa e eficiente.</text:p>
      <text:p text:style-name="P15"><text:span text:style-name="T1">Time-bound: </text:span>Concluído até <text:span text:style-name="T3">25/11 Sprint 04</text:span>, antes do início da fase de implementaçã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O-normal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-0.002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</style:style>
    <style:style style:name="MP2" style:family="paragraph">
      <loext:graphic-properties draw:fill="solid" draw:fill-color="#a0a0a0"/>
      <style:paragraph-properties fo:text-align="start"/>
      <style:text-properties fo:font-size="18pt"/>
    </style:style>
    <style:style style:name="MP3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  <style:text-properties style:font-name="Arial" fo:font-weight="bold" style:font-name-asian="Arial1" style:font-weight-asian="bold" style:font-name-complex="Arial1"/>
    </style:style>
    <style:style style:name="MP4" style:family="paragraph" style:parent-style-name="LO-normal">
      <style:paragraph-properties fo:margin-left="0cm" fo:margin-right="0.009cm" fo:text-align="center" style:justify-single-word="false" fo:text-indent="0cm" style:auto-text-indent="false"/>
    </style:style>
    <style:style style:name="MP5" style:family="paragraph" style:parent-style-name="LO-normal">
      <style:paragraph-properties fo:margin-left="0cm" fo:margin-right="0.009cm" fo:text-align="center" style:justify-single-word="false" fo:text-indent="0cm" style:auto-text-indent="false"/>
      <style:text-properties style:font-name="Arial" fo:font-weight="bold" style:font-name-asian="Arial1" style:font-weight-asian="bold" style:font-name-complex="Arial1"/>
    </style:style>
    <style:style style:name="MT1" style:family="text">
      <style:text-properties style:font-name="Arial" fo:font-weight="bold" style:font-name-asian="Arial1" style:font-weight-asian="bold" style:font-name-complex="Arial1"/>
    </style:style>
    <style:style style:name="MT2" style:family="text">
      <style:text-properties officeooo:rsid="0013fb0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vertical-align="top" draw:auto-grow-height="false" fo:min-height="0cm" fo:min-width="15.993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476cm" fo:margin-bottom="0.026cm" fo:margin-left="2.999cm" fo:margin-right="2.099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>
      <style:header>
        <text:p text:style-name="MP1"><draw:frame draw:style-name="Mfr1" draw:name="image3.jpg" text:anchor-type="as-char" svg:width="4.516cm" svg:height="1.635cm" draw:z-index="0"><draw:image xlink:href="Pictures/10000000000001820000008C3EB50D1656BA85B6.jpg" xlink:type="simple" xlink:show="embed" xlink:actuate="onLoad" draw:mime-type="image/jpeg"/></draw:frame><text:span text:style-name="MT1"><text:tab/><text:tab/></text:span><draw:frame draw:style-name="Mfr1" draw:name="image5.png" text:anchor-type="as-char" svg:width="2.531cm" svg:height="1.699cm" draw:z-index="1"><draw:image xlink:href="Pictures/10000001000000A800000072A58264660B1DB29F.png" xlink:type="simple" xlink:show="embed" xlink:actuate="onLoad" draw:mime-type="image/png"/></draw:frame><text:span text:style-name="MT1"> <text:s/><text:tab/></text:span><draw:frame draw:style-name="Mfr1" draw:name="image1.png" text:anchor-type="as-char" svg:width="5.644cm" svg:height="1.348cm" draw:z-index="2"><draw:image xlink:href="Pictures/100000010000018D0000005EF6DA12017891606E.png" xlink:type="simple" xlink:show="embed" xlink:actuate="onLoad" draw:mime-type="image/png"/></draw:frame></text:p>
        <text:p text:style-name="MP1"><draw:custom-shape text:anchor-type="as-char" draw:z-index="3" draw:name="Forma1" draw:style-name="Mgr1" draw:text-style-name="MP2" svg:width="16.493cm" svg:height="0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3">FRANCA, <text:span text:style-name="MT2">01</text:span>/<text:span text:style-name="MT2">10</text:span>/2023</text:p>
      </style:header>
      <style:footer>
        <text:p text:style-name="MP4"><draw:custom-shape text:anchor-type="as-char" draw:z-index="4" draw:name="Forma3" draw:style-name="Mgr1" draw:text-style-name="MP2" svg:width="16.493cm" svg:height="0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5"/>
        <text:p text:style-name="MP4"><text:page-number text:select-page="current">1</text:page-number></text:p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9:09:44.043642439</meta:creation-date>
    <dc:date>2023-11-25T19:59:59.815131594</dc:date>
    <meta:editing-duration>PT6M4S</meta:editing-duration>
    <meta:editing-cycles>1</meta:editing-cycles>
    <meta:document-statistic meta:table-count="0" meta:image-count="3" meta:object-count="0" meta:page-count="5" meta:paragraph-count="126" meta:word-count="1515" meta:character-count="10707" meta:non-whitespace-character-count="9291"/>
    <meta:generator>LibreOffice/7.3.7.2$Linux_X86_64 LibreOffice_project/30$Build-2</meta:generator>
  </office:meta>
</office:document-meta>
</file>